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, 'Times New Roman'"/>
    <style:font-face style:name="MS Mincho" svg:font-family="'MS Mincho', 'ＭＳ 明朝'" style:font-family-generic="modern"/>
    <style:font-face style:name="Marianne" svg:font-family="Marianne" style:font-family-generic="modern" style:font-pitch="variable"/>
    <style:font-face style:name="Marianne1" svg:font-family="Marianne" style:font-adornments="Bold" style:font-family-generic="modern" style:font-pitch="variable"/>
    <style:font-face style:name="Minion Pro" svg:font-family="'Minion Pro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WW-Standard" style:master-page-name="MPF0">
      <style:paragraph-properties fo:text-align="center" style:justify-single-word="false" style:page-number="auto" fo:break-before="page" style:snap-to-layout-grid="false"/>
      <style:text-properties officeooo:paragraph-rsid="00be789b"/>
    </style:style>
    <style:style style:name="T1" style:family="text">
      <style:text-properties fo:font-variant="normal" fo:text-transform="none" style:use-window-font-color="true" loext:opacity="0%" fo:font-family="Marianne" style:font-pitch="variable" fo:font-size="10pt" fo:language="fr" fo:country="FR" fo:font-style="normal" style:text-underline-style="none" fo:font-weight="normal" officeooo:rsid="01490a69" style:letter-kerning="true" fo:background-color="transparent" loext:char-shading-value="0" style:font-name-asian="Times New Roman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a6583d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ac7df4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d1e675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acf764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d3a8fe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  <style:style style:name="T7" style:family="text">
      <style:text-properties fo:font-variant="normal" fo:text-transform="none" fo:color="#000000" loext:opacity="100%" fo:font-family="Marianne" style:font-pitch="variable" fo:font-size="10pt" fo:language="fr" fo:country="FR" fo:font-style="normal" style:text-underline-style="none" fo:font-weight="normal" officeooo:rsid="008e6d26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0000" loext:opacity="100%" fo:font-family="Marianne" style:font-pitch="variable" fo:font-size="10pt" fo:language="fr" fo:country="FR" fo:font-style="normal" style:text-underline-style="none" fo:font-weight="normal" officeooo:rsid="00acf764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loext:opacity="100%" fo:font-family="Marianne" style:font-pitch="variable" fo:font-size="10pt" fo:language="fr" fo:country="FR" fo:font-style="normal" fo:font-weight="normal" officeooo:rsid="00a8ce0e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loext:opacity="100%" fo:font-family="Marianne" style:font-pitch="variable" fo:font-size="10pt" fo:language="fr" fo:country="FR" fo:font-style="normal" fo:font-weight="normal" officeooo:rsid="00acf764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000000" loext:opacity="100%" fo:font-family="Marianne" style:font-pitch="variable" fo:font-size="10pt" fo:language="fr" fo:country="FR" fo:font-style="normal" style:text-underline-style="none" fo:font-weight="normal" officeooo:rsid="00a8ce0e" style:letter-kerning="true" fo:background-color="#ffff00" loext:char-shading-value="0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family="Marianne" style:font-pitch="variable" fo:font-size="10pt" fo:language="fr" fo:country="FR" fo:font-style="normal" fo:text-shadow="none" style:text-underline-style="none" fo:font-weight="normal" officeooo:rsid="00be789b" style:letter-kerning="true" fo:background-color="#ffff00" loext:char-shading-value="0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Source_20_Text"><text:span text:style-name="T2">{</text:span></text:span><text:span text:style-name="Source_20_Text"><text:span text:style-name="T3">#</text:span></text:span><text:span text:style-name="Source_20_Text"><text:span text:style-name="T2">if </text:span></text:span><text:span text:style-name="Source_20_Text"><text:span text:style-name="T4">l</text:span></text:span><text:span text:style-name="Source_20_Text"><text:span text:style-name="T5">iste_</text:span></text:span><text:span text:style-name="Source_20_Text"><text:span text:style-name="T3">départements.length &gt;</text:span></text:span><text:span text:style-name="Source_20_Text"><text:span text:style-name="T6">=</text:span></text:span><text:span text:style-name="Source_20_Text"><text:span text:style-name="T3"> 2</text:span></text:span><text:span text:style-name="Source_20_Text"><text:span text:style-name="T2">}</text:span></text:span><text:span text:style-name="Source_20_Text"><text:span text:style-name="T7">{#each </text:span></text:span><text:span text:style-name="Source_20_Text"><text:span text:style-name="T8">liste_départements as département</text:span></text:span><text:span text:style-name="Source_20_Text"><text:span text:style-name="T7">}</text:span></text:span><text:span text:style-name="Source_20_Text"><text:span text:style-name="T9">{</text:span></text:span><text:span text:style-name="Source_20_Text"><text:span text:style-name="T10">département</text:span></text:span><text:span text:style-name="Source_20_Text"><text:span text:style-name="T9">}, </text:span></text:span><text:span text:style-name="Source_20_Text"><text:span text:style-name="T11">{/each</text:span></text:span><text:span text:style-name="Source_20_Text"><text:span text:style-name="T2">} </text:span></text:span><text:span text:style-name="Source_20_Text"><text:span text:style-name="T12">{/if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, 'Times New Roman'"/>
    <style:font-face style:name="MS Mincho" svg:font-family="'MS Mincho', 'ＭＳ 明朝'" style:font-family-generic="modern"/>
    <style:font-face style:name="Marianne" svg:font-family="Marianne" style:font-family-generic="modern" style:font-pitch="variable"/>
    <style:font-face style:name="Marianne1" svg:font-family="Marianne" style:font-adornments="Bold" style:font-family-generic="modern" style:font-pitch="variable"/>
    <style:font-face style:name="Minion Pro" svg:font-family="'Minion Pro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Normal">
      <style:paragraph-properties fo:margin-top="0cm" fo:margin-bottom="0cm" style:contextual-spacing="false" fo:line-height="120%" fo:hyphenation-ladder-count="no-limit" fo:hyphenation-keep="auto" loext:hyphenation-keep-type="column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_20_-_20_Intitulé_20_de_20_la_20_direction" style:display-name="Texte - Intitulé de la direction" style:family="paragraph" style:parent-style-name="Normal">
      <style:paragraph-properties style:line-height-at-least="0.441cm" fo:text-align="end" style:justify-single-word="false" fo:hyphenation-ladder-count="no-limit" fo:hyphenation-keep="auto" loext:hyphenation-keep-type="column"/>
      <style:text-properties style:font-name="Marianne1" fo:font-family="Marianne" style:font-style-name="Bold" style:font-family-generic="modern" style:font-pitch="variable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Standard" style:family="paragraph">
      <style:paragraph-properties fo:orphans="2" fo:widows="2" fo:hyphenation-ladder-count="no-limit" fo:hyphenation-keep="auto" loext:hyphenation-keep-type="column" style:text-autospace="none" style:punctuation-wrap="simpl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text-autospace="none" style:punctuation-wrap="simpl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chapter">
      <style:paragraph-properties fo:margin-left="1.251cm" fo:margin-right="0cm" fo:text-align="justify" style:justify-single-word="false" fo:text-indent="-1.251cm" style:auto-text-indent="false" fo:keep-with-next="always"/>
      <style:text-properties fo:font-size="10pt" fo:font-weight="bold" style:font-size-asian="10pt" style:font-weight-asian="bold" style:font-weight-complex="bold"/>
    </style:style>
    <style:style style:name="WW-Standard1" style:family="paragraph">
      <style:paragraph-properties fo:orphans="0" fo:widows="0" fo:hyphenation-ladder-count="no-limit" fo:hyphenation-keep="auto" loext:hyphenation-keep-type="column" style:vertical-align="baseline"/>
      <style:text-properties style:use-window-font-color="true" loext:opacity="0%" style:font-name="Liberation Sans3" fo:font-family="'Liberation Sans', 'Times New Roman'" fo:font-size="12pt" fo:language="fr" fo:country="F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Liberation Sans3" style:font-family-complex="'Liberation Sans', 'Times New Roman'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chapter">
      <style:paragraph-properties fo:margin-top="0.423cm" fo:margin-bottom="0cm" style:contextual-spacing="false" fo:text-align="justify" style:justify-single-word="false" fo:keep-with-next="always"/>
      <style:text-properties style:font-name="Arial1" fo:font-family="Arial" style:font-family-generic="swiss" style:font-pitch="variable" fo:font-size="10pt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m-corps_20_texte" style:display-name="m-corps texte" style:family="paragraph" style:parent-style-name="Standard" style:default-outline-level="">
      <style:paragraph-properties fo:margin-top="0cm" fo:margin-bottom="0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Liberation Sans" fo:font-family="'Liberation Sans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ar" style:country-asian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-corps_20_texteEF" style:display-name="m-corps texteEF" style:family="paragraph" style:parent-style-name="m-corps_20_texte">
      <style:paragraph-properties fo:margin-left="0cm" fo:margin-right="0cm" fo:hyphenation-ladder-count="no-limit" fo:hyphenation-keep="auto" loext:hyphenation-keep-type="column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s_20_de_20_texte_20_3" style:display-name="Corps de texte 3" style:family="paragraph" style:parent-style-name="Standard">
      <style:paragraph-properties fo:hyphenation-ladder-count="no-limit" fo:hyphenation-keep="auto" loext:hyphenation-keep-type="column"/>
      <style:text-properties fo:font-size="11pt" style:font-size-asian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WW-Standard1">
      <style:paragraph-properties fo:hyphenation-ladder-count="no-limit" fo:hyphenation-keep="auto" loext:hyphenation-keep-type="column" style:text-autospace="ideograph-alpha" style:punctuation-wrap="hanging" style:vertical-align="auto"/>
      <style:text-properties fo:font-size="14pt" fo:font-weight="bold" style:font-size-asian="14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0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20129" number:language="en" number:country="US">
      <number:day number:style="long"/>
      <number:text>/</number:text>
      <number:month number:style="long"/>
      <number:text>/</number:text>
      <number:year/>
    </number:date-style>
    <number:date-style style:name="N20130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b_Paragraphe_20_standard_5d_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MP2" style:family="paragraph" style:parent-style-name="_5b_Paragraphe_20_standard_5d_">
      <style:paragraph-properties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MP3" style:family="paragraph" style:parent-style-name="Texte_20_-_20_Intitulé_20_de_20_la_20_direction">
      <style:paragraph-properties fo:text-align="end" style:justify-single-word="false"/>
      <style:text-properties style:font-name="Arial" fo:font-size="9pt" fo:font-weight="bold" officeooo:rsid="001e371e" officeooo:paragraph-rsid="004c0f9a" style:font-size-asian="9pt" style:font-weight-asian="bold" style:font-size-complex="9pt" style:font-weight-complex="bold"/>
    </style:style>
    <style:style style:name="MP4" style:family="paragraph" style:parent-style-name="_5b_Paragraphe_20_standard_5d_">
      <style:paragraph-properties fo:hyphenation-ladder-count="no-limit" fo:hyphenation-keep="auto" loext:hyphenation-keep-type="column"/>
      <style:text-properties style:font-name="Marianne" fo:font-size="8pt" style:font-size-asian="8pt" style:font-name-complex="Marianne" style:font-size-complex="8pt" fo:hyphenate="false" loext:hyphenation-no-caps="false" loext:hyphenation-no-last-word="false" loext:hyphenation-word-char-count="no-limit" loext:hyphenation-zone="no-limit"/>
    </style:style>
    <style:style style:name="MP5" style:family="paragraph" style:parent-style-name="Footer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officeooo:paragraph-rsid="00194667"/>
    </style:style>
    <style:style style:name="MT1" style:family="text">
      <style:text-properties style:font-name="Marianne" fo:font-size="8pt" style:font-size-asian="8pt"/>
    </style:style>
    <style:style style:name="MT2" style:family="text">
      <style:text-properties style:font-name="Arial1" fo:font-size="8pt" style:font-size-asian="8pt"/>
    </style:style>
    <style:style style:name="MT3" style:family="text">
      <style:text-properties style:font-name="Arial1" fo:font-size="12pt" style:font-size-asian="12pt" style:font-size-complex="12pt"/>
    </style:style>
    <style:style style:name="MT4" style:family="text">
      <style:text-properties style:font-name="Marianne" fo:font-size="12pt" style:font-size-asian="12pt" style:font-size-complex="12pt"/>
    </style:style>
    <style:style style:name="MT5" style:family="text">
      <style:text-properties fo:color="#000000" loext:opacity="100%" style:font-name="Arial1" fo:font-size="8pt" style:font-size-asian="8pt" style:font-name-complex="Marianne" style:font-size-complex="8pt" style:font-weight-complex="bold"/>
    </style:style>
    <style:style style:name="MT6" style:family="text">
      <style:text-properties fo:color="#000000" loext:opacity="100%" style:font-name="Arial1" fo:font-size="8pt" style:font-size-asian="8pt" style:font-name-complex="Mariann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2.5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101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3.5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2.2cm" fo:margin-left="0cm" fo:margin-right="0cm" fo:margin-top="0cm" fo:background-color="transparent" style:dynamic-spacing="true" draw:fill="none" draw:fill-color="#5b9bd5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Police_20_par_20_défaut"><text:span text:style-name="MT1"/></text:span></text:p>
        <text:p text:style-name="MP1"><text:span text:style-name="Police_20_par_20_défaut"><text:span text:style-name="MT1"/></text:span></text:p>
        <text:p text:style-name="MP1"><text:span text:style-name="Police_20_par_20_défaut"><text:span text:style-name="MT1"/></text:span></text:p>
        <text:p text:style-name="MP2"><text:span text:style-name="Police_20_par_20_défaut"><text:span text:style-name="MT2"><text:page-number text:select-page="current">2</text:page-number></text:span></text:span><text:span text:style-name="Police_20_par_20_défaut"><text:span text:style-name="MT2">/</text:span></text:span><text:span text:style-name="Police_20_par_20_défaut"><text:span text:style-name="MT2"><text:page-count>1</text:page-count></text:span></text:span></text:p>
      </style:footer>
    </style:master-page>
    <style:master-page style:name="MPF0" style:page-layout-name="Mpm3" draw:style-name="Mdp2" style:next-style-name="MP0">
      <style:header>
        <text:p text:style-name="MP3"><text:span text:style-name="Police_20_par_20_défaut"><text:span text:style-name="MT3">Direction régionale de l’environnement,<text:line-break/>de l’aménagement et du logement<text:line-break/>Nouvelle - Aquitaine</text:span></text:span></text:p>
      </style:header>
      <style:header-first>
        <text:p text:style-name="MP3"><text:span text:style-name="Police_20_par_20_défaut"><text:span text:style-name="MT4"/></text:span></text:p>
      </style:header-first>
      <style:footer>
        <text:p text:style-name="MP4"/>
        <text:p text:style-name="MP4"/>
        <text:p text:style-name="MP5"><text:span text:style-name="Police_20_par_20_défaut"><text:span text:style-name="MT5"><text:tab/></text:span></text:span><text:span text:style-name="Police_20_par_20_défaut"><text:span text:style-name="MT5"><text:page-number style:num-format="1" text:select-page="current">0</text:page-number></text:span></text:span><text:span text:style-name="Police_20_par_20_défaut"><text:span text:style-name="MT6">/</text:span></text:span><text:span text:style-name="Police_20_par_20_défaut"><text:span text:style-name="MT5"><text:page-count style:num-format="1">1</text:page-count></text:span></text:span><text:span text:style-name="Police_20_par_20_défaut"><text:span text:style-name="MT6"><text:tab/></text:span></text:span></text:p>
      </style:footer>
      <style:footer-first>
        <text:p text:style-name="MP4"/>
        <text:p text:style-name="MP4"/>
        <text:p text:style-name="MP5"><text:span text:style-name="Police_20_par_20_défaut"><text:span text:style-name="MT5"><text:tab/></text:span></text:span><text:span text:style-name="Police_20_par_20_défaut"><text:span text:style-name="MT5"><text:page-number style:num-format="1" text:select-page="current">1</text:page-number></text:span></text:span><text:span text:style-name="Police_20_par_20_défaut"><text:span text:style-name="MT6">/</text:span></text:span><text:span text:style-name="Police_20_par_20_défaut"><text:span text:style-name="MT5"><text:page-count style:num-format="1">1</text:page-count></text:span></text:span><text:span text:style-name="Police_20_par_20_défaut"><text:span text:style-name="MT6"><text:tab/></text:span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  <dc:title>Autorisation de captures 2023-2025</dc:title>
    <dc:description/>
    <dc:subject>Enventaires naturalistes 2007</dc:subject>
    <meta:creation-date>2023-11-24T08:04:03.045000000</meta:creation-date>
    <meta:editing-cycles>49</meta:editing-cycles>
    <meta:editing-duration>PT3H26M41S</meta:editing-duration>
    <dc:date>2025-09-12T15:57:36.609835159</dc:date>
    <meta:document-statistic meta:table-count="0" meta:image-count="0" meta:object-count="0" meta:page-count="1" meta:paragraph-count="5" meta:word-count="24" meta:character-count="211" meta:non-whitespace-character-count="187"/>
    <meta:user-defined meta:name="Producer">OpenTBS 1.9.4</meta:user-defined>
    <meta:template xlink:type="simple" xlink:actuate="onRequest" xlink:title="" xlink:href="../../../../../../../G:/00%20-%20Charte%20graphique/Gabarit_Traitement%20de%20texte_BRCIE.odt/Normal.dotm"/>
  </office:meta>
</office:document-meta>
</file>